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 fo:text-indent="0.5in"/>
      <style:text-properties style:font-name="Bahnschrift" style:font-name-asian="Noto Sans Symbols" style:font-name-complex="Noto Sans Symbols" fo:font-weight="bold" style:font-weight-asian="bold" fo:color="#000000" style:letter-kerning="false" fo:font-size="28pt" style:font-size-asian="28pt" style:font-size-complex="28pt" style:text-underline-type="single" style:text-underline-style="solid" style:text-underline-width="auto" style:text-underline-mode="continuous" style:language-asian="fr" style:country-asian="FR"/>
    </style:style>
    <style:style style:name="P2" style:parent-style-name="Normal" style:family="paragraph">
      <style:paragraph-properties fo:text-align="justify" fo:margin-bottom="0in" fo:line-height="100%"/>
      <style:text-properties style:font-name="Bahnschrift" style:font-name-asian="Noto Sans Symbols" style:font-name-complex="Noto Sans Symbols" fo:font-weight="bold" style:font-weight-asian="bold" fo:color="#E69138" style:letter-kerning="false" fo:font-size="18pt" style:font-size-asian="18pt" style:font-size-complex="18pt" style:language-asian="fr" style:country-asian="FR"/>
    </style:style>
    <style:style style:name="P3" style:parent-style-name="Normal" style:family="paragraph">
      <style:paragraph-properties fo:text-align="justify" fo:margin-bottom="0in" fo:line-height="100%"/>
      <style:text-properties style:font-name="Bahnschrift" style:font-name-asian="Noto Sans Symbols" style:font-name-complex="Noto Sans Symbols" fo:font-weight="bold" style:font-weight-asian="bold" fo:color="#E69138" style:letter-kerning="false" fo:font-size="18pt" style:font-size-asian="18pt" style:font-size-complex="18pt" style:language-asian="fr" style:country-asian="FR"/>
    </style:style>
    <style:style style:name="P4" style:parent-style-name="Normal" style:family="paragraph">
      <style:paragraph-properties fo:text-align="justify" fo:margin-bottom="0in" fo:line-height="100%"/>
      <style:text-properties style:font-name="Bahnschrift" style:font-name-asian="Noto Sans Symbols" style:font-name-complex="Noto Sans Symbols" fo:font-weight="bold" style:font-weight-asian="bold" fo:color="#E69138" style:letter-kerning="false" fo:font-size="18pt" style:font-size-asian="18pt" style:font-size-complex="18pt" style:language-asian="fr" style:country-asian="FR"/>
    </style:style>
    <style:style style:name="P5" style:parent-style-name="Normal" style:family="paragraph">
      <style:paragraph-properties fo:text-align="center" fo:margin-bottom="0in" fo:line-height="100%"/>
      <style:text-properties style:font-name="Bahnschrift" style:font-name-asian="Noto Sans Symbols" style:font-name-complex="Noto Sans Symbols" fo:font-weight="bold" style:font-weight-asian="bold" fo:color="#538135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P6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TableColumn10" style:family="table-column">
      <style:table-column-properties style:column-width="3.2506in"/>
    </style:style>
    <style:style style:name="TableColumn11" style:family="table-column">
      <style:table-column-properties style:column-width="3.943in"/>
    </style:style>
    <style:style style:name="Table9" style:family="table">
      <style:table-properties style:width="7.1937in" fo:margin-left="0in" table:align="left"/>
    </style:style>
    <style:style style:name="TableRow12" style:family="table-row">
      <style:table-row-properties style:min-row-height="0.2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TableRow17" style:family="table-row">
      <style:table-row-properties style:min-row-height="0.4611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list-style-name="LFO1" style:family="paragraph">
      <style:paragraph-properties style:contextual-spacing="true" fo:text-align="justify" fo:margin-top="0.1388in" fo:margin-bottom="0in" fo:line-height="130%"/>
      <style:text-properties style:font-name="Times New Roman" style:font-name-asian="Calibri" style:font-name-complex="Times New Roman" style:letter-kerning="false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P24" style:parent-style-name="Normal" style:family="paragraph">
      <style:paragraph-properties fo:text-align="justify" fo:margin-bottom="0in" fo:line-height="100%"/>
      <style:text-properties style:font-name="Calibri" style:font-name-asian="Calibri" style:font-name-complex="Calibri" style:letter-kerning="false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text-align="center" fo:margin-bottom="0in" fo:line-height="100%"/>
      <style:text-properties style:font-name="Bahnschrift" style:font-name-asian="Noto Sans Symbols" style:font-name-complex="Noto Sans Symbols" fo:font-weight="bold" style:font-weight-asian="bold" fo:color="#538135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P26" style:parent-style-name="Normal" style:family="paragraph">
      <style:paragraph-properties fo:text-align="justify" fo:margin-bottom="0in" fo:line-height="100%"/>
      <style:text-properties style:font-name="Bahnschrift" style:font-name-asian="Noto Sans Symbols" style:font-name-complex="Noto Sans Symbols" fo:font-weight="bold" style:font-weight-asian="bold" fo:color="#E69138" style:letter-kerning="false" fo:font-size="18pt" style:font-size-asian="18pt" style:font-size-complex="18pt" style:language-asian="fr" style:country-asian="FR"/>
    </style:style>
    <style:style style:name="P27" style:parent-style-name="Normal" style:family="paragraph">
      <style:paragraph-properties fo:margin-bottom="0in" fo:line-height="100%"/>
      <style:text-properties style:font-name="Bahnschrift" style:font-name-asian="Noto Sans Symbols" style:font-name-complex="Noto Sans Symbols" fo:font-weight="bold" style:font-weight-asian="bold" fo:color="#E69138" style:letter-kerning="false" fo:font-size="18pt" style:font-size-asian="18pt" style:font-size-complex="18pt" style:language-asian="fr" style:country-asian="FR"/>
    </style:style>
    <style:style style:name="TableColumn29" style:family="table-column">
      <style:table-column-properties style:column-width="1.7395in"/>
    </style:style>
    <style:style style:name="TableColumn30" style:family="table-column">
      <style:table-column-properties style:column-width="2.0638in"/>
    </style:style>
    <style:style style:name="TableColumn31" style:family="table-column">
      <style:table-column-properties style:column-width="1.3333in"/>
    </style:style>
    <style:style style:name="Table28" style:family="table">
      <style:table-properties style:width="5.1368in" fo:margin-left="0in" table:align="left"/>
    </style:style>
    <style:style style:name="TableRow32" style:family="table-row">
      <style:table-row-properties style:min-row-height="0.3222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fo:color="#538135" style:letter-kerning="false" fo:font-size="14pt" style:font-size-asian="14pt" style:font-size-complex="14pt" style:language-asian="fr" style:country-asian="FR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fo:color="#538135" style:letter-kerning="false" fo:font-size="14pt" style:font-size-asian="14pt" style:font-size-complex="14pt" style:language-asian="fr" style:country-asian="F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fo:color="#538135" style:letter-kerning="false" fo:font-size="14pt" style:font-size-asian="14pt" style:font-size-complex="14pt" style:language-asian="fr" style:country-asian="FR"/>
    </style:style>
    <style:style style:name="TableRow39" style:family="table-row">
      <style:table-row-properties style:min-row-height="0.896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list-style-name="LFO6" style:family="paragraph">
      <style:paragraph-properties style:contextual-spacing="true" fo:text-align="justify" fo:margin-top="0.1388in" fo:margin-bottom="0in" fo:line-height="130%"/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style:language-asian="fr" style:country-asian="FR"/>
    </style:style>
    <style:style style:name="P44" style:parent-style-name="Normal" style:family="paragraph">
      <style:paragraph-properties style:contextual-spacing="true" fo:text-align="justify" fo:margin-top="0.1388in" fo:margin-bottom="0in" fo:line-height="130%" fo:margin-left="0.5in">
        <style:tab-stops/>
      </style:paragraph-properties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style:language-asian="fr" style:country-asian="F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style:letter-kerning="false" fo:font-size="14pt" style:font-size-asian="14pt" style:font-size-complex="14pt" style:language-asian="fr" style:country-asian="FR"/>
    </style:style>
    <style:style style:name="TableRow47" style:family="table-row">
      <style:table-row-properties style:min-row-height="0.8854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list-style-name="LFO6" style:family="paragraph">
      <style:paragraph-properties style:contextual-spacing="true" fo:text-align="justify" fo:margin-top="0.1388in" fo:margin-bottom="0in" fo:line-height="100%"/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style:language-asian="fr" style:country-asian="FR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style:letter-kerning="false" fo:font-size="14pt" style:font-size-asian="14pt" style:font-size-complex="14pt" style:language-asian="fr" style:country-asian="FR"/>
    </style:style>
    <style:style style:name="TableRow54" style:family="table-row">
      <style:table-row-properties style:min-row-height="0.896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list-style-name="LFO6" style:family="paragraph">
      <style:paragraph-properties style:contextual-spacing="true" fo:text-align="justify" fo:margin-top="0.1388in" fo:margin-bottom="0in" fo:line-height="130%"/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style:language-asian="fr" style:country-asian="F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style:letter-kerning="false" fo:font-size="14pt" style:font-size-asian="14pt" style:font-size-complex="14pt" style:language-asian="fr" style:country-asian="FR"/>
    </style:style>
    <style:style style:name="TableRow61" style:family="table-row">
      <style:table-row-properties style:min-row-height="1.1527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65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66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67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list-style-name="LFO6" style:family="paragraph">
      <style:paragraph-properties style:contextual-spacing="true" fo:text-align="justify" fo:margin-top="0.1388in" fo:margin-bottom="0in" fo:line-height="130%"/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fo:language="en" fo:country="US" style:language-asian="fr" style:country-asian="F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style:letter-kerning="false" fo:font-size="14pt" style:font-size-asian="14pt" style:font-size-complex="14pt" fo:language="en" fo:country="US" style:language-asian="fr" style:country-asian="FR"/>
    </style:style>
    <style:style style:name="TableRow72" style:family="table-row">
      <style:table-row-properties style:min-row-height="0.896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76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77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78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list-style-name="LFO6" style:family="paragraph">
      <style:paragraph-properties style:contextual-spacing="true" fo:text-align="justify" fo:margin-top="0.1388in" fo:margin-bottom="0in" fo:line-height="130%"/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fo:language="en" fo:country="US" style:language-asian="fr" style:country-asian="F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style:letter-kerning="false" fo:font-size="14pt" style:font-size-asian="14pt" style:font-size-complex="14pt" fo:language="en" fo:country="US" style:language-asian="fr" style:country-asian="FR"/>
    </style:style>
    <style:style style:name="TableRow83" style:family="table-row">
      <style:table-row-properties style:min-row-height="1.468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87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88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89" style:parent-style-name="Policepardéfaut" style:family="text"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contextual-spacing="true" fo:margin-top="0.1388in" fo:margin-bottom="0in" fo:line-height="130%" fo:margin-left="0.5in">
        <style:tab-stops/>
      </style:paragraph-properties>
      <style:text-properties style:font-name="Times New Roman" style:font-name-asian="Noto Sans Symbols" style:font-name-complex="Times New Roman" fo:font-weight="bold" style:font-weight-asian="bold" fo:color="#000000" style:letter-kerning="false" fo:font-size="20pt" style:font-size-asian="20pt" style:font-size-complex="20pt" fo:language="en" fo:country="US" style:language-asian="fr" style:country-asian="FR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fo:color="#000000" style:letter-kerning="false" fo:font-size="20pt" style:font-size-asian="20pt" style:font-size-complex="20pt" fo:language="en" fo:country="US" style:language-asian="fr" style:country-asian="FR"/>
    </style:style>
    <style:style style:name="P93" style:parent-style-name="Normal" style:list-style-name="LFO6" style:family="paragraph">
      <style:paragraph-properties style:contextual-spacing="true" fo:text-align="center" fo:margin-top="0.1388in" fo:line-height="130%"/>
      <style:text-properties style:font-name="Times New Roman" style:font-name-asian="Noto Sans Symbols" style:font-name-complex="Times New Roman" fo:font-weight="bold" style:font-weight-asian="bold" fo:color="#000000" style:letter-kerning="false" fo:font-size="20pt" style:font-size-asian="20pt" style:font-size-complex="20pt" fo:language="en" fo:country="US" style:language-asian="fr" style:country-asian="FR"/>
    </style:style>
    <style:style style:name="P94" style:parent-style-name="Normal" style:family="paragraph">
      <style:paragraph-properties fo:margin-bottom="0in" fo:line-height="100%" fo:text-indent="0.4916in"/>
      <style:text-properties style:font-name="Times New Roman" style:font-name-asian="Noto Sans Symbols" style:font-name-complex="Times New Roman" fo:font-weight="bold" style:font-weight-asian="bold" fo:font-size="20pt" style:font-size-asian="20pt" style:font-size-complex="20pt" fo:language="en" fo:country="US" style:language-asian="fr" style:country-asian="F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style:letter-kerning="false" fo:font-size="14pt" style:font-size-asian="14pt" style:font-size-complex="14pt" fo:language="en" fo:country="US" style:language-asian="fr" style:country-asian="FR"/>
    </style:style>
    <style:style style:name="P97" style:parent-style-name="Normal" style:family="paragraph">
      <style:paragraph-properties fo:text-align="center" fo:margin-bottom="0in" fo:line-height="100%"/>
      <style:text-properties style:font-name="Bahnschrift" style:font-name-asian="Noto Sans Symbols" style:font-name-complex="Noto Sans Symbols" fo:font-weight="bold" style:font-weight-asian="bold" fo:color="#538135" style:letter-kerning="false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P98" style:parent-style-name="Normal" style:family="paragraph">
      <style:paragraph-properties>
        <style:tab-stops>
          <style:tab-stop style:type="left" style:position="0.6395in"/>
        </style:tab-stops>
      </style:paragraph-properties>
    </style:style>
    <style:style style:name="TableColumn100" style:family="table-column">
      <style:table-column-properties style:column-width="1.7284in"/>
    </style:style>
    <style:style style:name="TableColumn101" style:family="table-column">
      <style:table-column-properties style:column-width="2.05in"/>
    </style:style>
    <style:style style:name="TableColumn102" style:family="table-column">
      <style:table-column-properties style:column-width="1.3243in"/>
    </style:style>
    <style:style style:name="Table99" style:family="table">
      <style:table-properties style:width="5.1027in" fo:margin-left="0in" table:align="left"/>
    </style:style>
    <style:style style:name="TableRow103" style:family="table-row">
      <style:table-row-properties style:min-row-height="0.3229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fo:color="#538135" style:letter-kerning="false" fo:font-size="14pt" style:font-size-asian="14pt" style:font-size-complex="14pt" style:language-asian="fr" style:country-asian="FR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fo:color="#538135" style:letter-kerning="false" fo:font-size="14pt" style:font-size-asian="14pt" style:font-size-complex="14pt" style:language-asian="fr" style:country-asian="F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fo:color="#538135" style:letter-kerning="false" fo:font-size="14pt" style:font-size-asian="14pt" style:font-size-complex="14pt" style:language-asian="fr" style:country-asian="FR"/>
    </style:style>
    <style:style style:name="TableRow110" style:family="table-row">
      <style:table-row-properties style:min-row-height="3.0416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style:font-weight-complex="bold" style:letter-kerning="false" fo:font-size="14pt" style:font-size-asian="14pt" style:font-size-complex="14pt" style:language-asian="fr" style:country-asian="FR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list-style-name="LFO6" style:family="paragraph">
      <style:paragraph-properties style:contextual-spacing="true" fo:text-align="justify" fo:margin-top="0.1388in" fo:margin-bottom="0in" fo:line-height="130%"/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style:language-asian="fr" style:country-asian="FR"/>
    </style:style>
    <style:style style:name="P115" style:parent-style-name="Normal" style:family="paragraph">
      <style:paragraph-properties style:contextual-spacing="true" fo:text-align="justify" fo:margin-top="0.1388in" fo:margin-bottom="0in" fo:line-height="130%" fo:margin-left="0.5in">
        <style:tab-stops/>
      </style:paragraph-properties>
      <style:text-properties style:font-name="Times New Roman" style:font-name-asian="Noto Sans Symbols" style:font-name-complex="Times New Roman" style:font-weight-complex="bold" fo:color="#000000" style:letter-kerning="false" fo:font-size="14pt" style:font-size-asian="14pt" style:font-size-complex="14pt" style:language-asian="fr" style:country-asian="F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Times New Roman" style:font-name-asian="Noto Sans Symbols" style:font-name-complex="Times New Roman" fo:font-weight="bold" style:font-weight-asian="bold" style:letter-kerning="false" fo:font-size="14pt" style:font-size-asian="14pt" style:font-size-complex="14pt" style:language-asian="fr" style:country-asian="FR"/>
    </style:style>
    <style:style style:name="P118" style:parent-style-name="Normal" style:family="paragraph">
      <style:paragraph-properties>
        <style:tab-stops>
          <style:tab-stop style:type="left" style:position="0.6395in"/>
        </style:tab-stops>
      </style:paragraph-properties>
    </style:style>
  </office:automatic-styles>
  <office:body>
    <office:text text:use-soft-page-breaks="true">
      <text:p text:style-name="P1">Product<text:s/><text:bookmark-start text:name="_bluh41bdldrt"/><text:bookmark-end text:name="_bluh41bdldrt"/>Back log<text:s/></text:p>
      <text:p text:style-name="P2"><text:bookmark-start text:name="_k71qbkjlz6qv"/><text:bookmark-end text:name="_k71qbkjlz6qv"/></text:p>
      <text:p text:style-name="P3"/>
      <text:p text:style-name="P4"/>
      <text:p text:style-name="P5"><text:bookmark-start text:name="OLE_LINK2"/>Le planning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ériodes</text:p>
          </table:table-cell>
          <table:table-cell table:style-name="TableCell15">
            <text:p text:style-name="P16">Tâches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list text:style-name="LFO1" text:continue-numbering="true">
              <text:list-item>
                <text:p text:style-name="P21"/>
              </text:list-item>
            </text:list>
          </table:table-cell>
        </table:table-row>
      </table:table>
      <text:p text:style-name="P22"><text:bookmark-end text:name="OLE_LINK2"/></text:p>
      <text:p text:style-name="P23"/>
      <text:p text:style-name="P24"/>
      <text:p text:style-name="P25"><text:bookmark-start text:name="OLE_LINK6"/>Fonctionnalité Gestion de compte</text:p>
      <text:p text:style-name="P26"><text:bookmark-end text:name="OLE_LINK6"/>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bookmark-start text:name="OLE_LINK7"/><text:bookmark-start text:name="OLE_LINK8"/>Scénarios</text:p>
          </table:table-cell>
          <table:table-cell table:style-name="TableCell35">
            <text:p text:style-name="P36">Détails</text:p>
          </table:table-cell>
          <table:table-cell table:style-name="TableCell37">
            <text:p text:style-name="P38">Durées</text:p>
          </table:table-cell>
        </table:table-row>
        <table:table-row table:style-name="TableRow39">
          <table:table-cell table:style-name="TableCell40">
            <text:p text:style-name="P41"><text:bookmark-start text:name="OLE_LINK1"/>En tant qu’<text:bookmark-start text:name="OLE_LINK4"/>administrateur<text:bookmark-end text:name="OLE_LINK4"/>, je peux m<text:bookmark-end text:name="OLE_LINK1"/>e connecter</text:p>
          </table:table-cell>
          <table:table-cell table:style-name="TableCell42">
            <text:list text:style-name="LFO6" text:continue-numbering="true">
              <text:list-item>
                <text:p text:style-name="P43">Formulaire de connexion</text:p>
              </text:list-item>
            </text:list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En tant<text:s/>administrateur<text:s/>je peux<text:s/>ajouter un gérant</text:p>
          </table:table-cell>
          <table:table-cell table:style-name="TableCell50">
            <text:list text:style-name="LFO6" text:continue-numbering="true">
              <text:list-item>
                <text:p text:style-name="P51">Formulaire<text:s/>d’ajout d’un gérant</text:p>
              </text:list-item>
            </text:list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bookmark-start text:name="OLE_LINK5"/>En tant<text:s/>administrateur<text:s/>je peux<text:s/>créer une catégorie<text:bookmark-end text:name="OLE_LINK5"/></text:p>
          </table:table-cell>
          <table:table-cell table:style-name="TableCell57">
            <text:list text:style-name="LFO6" text:continue-numbering="true">
              <text:list-item>
                <text:p text:style-name="P58">Formulaire de création d’une catégorie</text:p>
              </text:list-item>
            </text:list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En tant<text:s/></text:span><text:span text:style-name="T65">administrateur<text:s/></text:span><text:span text:style-name="T66">je peux<text:s/></text:span><text:span text:style-name="T67">ajouter un produit</text:span></text:p>
          </table:table-cell>
          <table:table-cell table:style-name="TableCell68">
            <text:list text:style-name="LFO6" text:continue-numbering="true">
              <text:list-item>
                <text:p text:style-name="P69">Button d’ajout qui va conduire a un formulaire d’ajout de produit</text:p>
              </text:list-item>
            </text:list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En tant<text:s/></text:span><text:span text:style-name="T76">administrateur<text:s/></text:span><text:span text:style-name="T77">je peux<text:s/></text:span><text:span text:style-name="T78">retirer un produit</text:span></text:p>
          </table:table-cell>
          <table:table-cell table:style-name="TableCell79">
            <text:list text:style-name="LFO6" text:continue-numbering="true">
              <text:list-item>
                <text:p text:style-name="P80">Button retirer</text:p>
              </text:list-item>
            </text:list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En tant<text:s/></text:span><text:span text:style-name="T87">que gérant<text:s/></text:span><text:span text:style-name="T88">je<text:s/></text:span><text:span text:style-name="T89">peux faire tout ce que l’administrateur fait du moment qu’il m’ajoute</text:span></text:p>
          </table:table-cell>
          <table:table-cell table:style-name="TableCell90">
            <text:p text:style-name="P91"/>
            <text:p text:style-name="P92"/>
            <text:list text:style-name="LFO6" text:continue-numbering="true">
              <text:list-item>
                <text:p text:style-name="P93"><text:s/>Idem</text:p>
              </text:list-item>
            </text:list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Normal"><text:bookmark-end text:name="OLE_LINK7"/><text:bookmark-end text:name="OLE_LINK8"/></text:p>
      <text:p text:style-name="Normal"/>
      <text:p text:style-name="Normal"/>
      <text:p text:style-name="Normal"/>
      <text:p text:style-name="P97">Fonctionnalité Gestion de<text:s/>produits</text:p>
      <text:p text:style-name="Normal"/>
      <text:p text:style-name="P98"><text:tab/>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Scénarios</text:p>
          </table:table-cell>
          <table:table-cell table:style-name="TableCell106">
            <text:p text:style-name="P107">Détails</text:p>
          </table:table-cell>
          <table:table-cell table:style-name="TableCell108">
            <text:p text:style-name="P109">Durées</text:p>
          </table:table-cell>
        </table:table-row>
        <table:table-row table:style-name="TableRow110">
          <table:table-cell table:style-name="TableCell111">
            <text:p text:style-name="P112">En tant que produit, je peux<text:s/>avoir un nom, un prix, une catégorie, une date de péremption, une date de fabrication, une photo</text:p>
          </table:table-cell>
          <table:table-cell table:style-name="TableCell113">
            <text:list text:style-name="LFO6" text:continue-numbering="true">
              <text:list-item>
                <text:p text:style-name="P114">Formulaire<text:s/>pour renseigner toutes ses informations sur un produit donné à travers le bouton ajout sur la page de l’administrateur</text:p>
              </text:list-item>
            </text:list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Révision" style:display-name="Révision" style:family="paragraph">
      <style:paragraph-properties fo:margin-bottom="0in" fo:line-height="100%"/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asian="Noto Sans Symbol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En-tête"/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NOVO</meta:initial-creator>
    <dc:creator>LENOVO</dc:creator>
    <meta:creation-date>2023-08-03T10:39:00Z</meta:creation-date>
    <dc:date>2023-08-03T11:20:00Z</dc:date>
    <meta:template xlink:href="Normal.dotm" xlink:type="simple"/>
    <meta:editing-cycles>1</meta:editing-cycles>
    <meta:editing-duration>PT2460S</meta:editing-duration>
    <meta:document-statistic meta:page-count="2" meta:paragraph-count="1" meta:word-count="151" meta:character-count="984" meta:row-count="6" meta:non-whitespace-character-count="834"/>
  </office:meta>
</office:document-meta>
</file>